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ch 1</text:p>
          </table:table-cell>
          <table:table-cell table:style-name="ce1" office:value-type="string" calcext:value-type="string">
            <text:p>ch 4</text:p>
          </table:table-cell>
          <table:table-cell table:style-name="ce1" office:value-type="string" calcext:value-type="string">
            <text:p>ch 8</text:p>
          </table:table-cell>
          <table:table-cell table:style-name="ce1" office:value-type="string" calcext:value-type="string">
            <text:p>ch part/nthreads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  <table:table-cell table:number-columns-repeated="1017"/>
        </table:table-row>
        <table:table-row table:style-name="ro2">
          <table:table-cell table:style-name="ce2" office:value-type="float" office:value="0.002173699669608" calcext:value-type="float">
            <text:p>0.002173699669608</text:p>
          </table:table-cell>
          <table:table-cell table:style-name="ce2" office:value-type="float" office:value="0.00652270466568633" calcext:value-type="float">
            <text:p>0.006522704665686</text:p>
          </table:table-cell>
          <table:table-cell table:style-name="ce2" office:value-type="float" office:value="0.006955276685294" calcext:value-type="float">
            <text:p>0.006955276685294</text:p>
          </table:table-cell>
          <table:table-cell table:style-name="ce2" office:value-type="float" office:value="0.00931296314616167" calcext:value-type="float">
            <text:p>0.009312963146162</text:p>
          </table:table-cell>
          <table:table-cell table:style-name="ce2" office:value-type="float" office:value="0.009591486344156" calcext:value-type="float">
            <text:p>0.009591486344156</text:p>
          </table:table-cell>
          <table:table-cell table:style-name="ce2" office:value-type="float" office:value="0.009721181209702" calcext:value-type="float">
            <text:p>0.009721181209702</text:p>
          </table:table-cell>
          <table:table-cell table:style-name="ce2" office:value-type="float" office:value="0.00991766470152" calcext:value-type="float">
            <text:p>0.009917664701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Foglio1.J22" table:end-x="8.42pt" table:end-y="11.96pt" draw:z-index="0" draw:name="Chart 1" draw:style-name="gr1" draw:text-style-name="P1" svg:width="498.73pt" svg:height="278.22pt" svg:x="0.74pt" svg:y="1.5pt">
              <draw:object draw:notify-on-update-of-ranges="Foglio1.A2:Foglio1.G2 Foglio1.A3:Foglio1.G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9">
          <table:table-cell table:number-columns-repeated="1024"/>
        </table:table-row>
        <table:table-row table:style-name="ro2"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ch 1 </text:p>
          </table:table-cell>
          <table:table-cell table:style-name="ce1" office:value-type="string" calcext:value-type="string">
            <text:p>ch part/nthreads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guided</text:p>
          </table:table-cell>
          <table:table-cell table:number-columns-repeated="1019"/>
        </table:table-row>
        <table:table-row table:style-name="ro2">
          <table:table-cell table:style-name="ce2" office:value-type="float" office:value="0.002173699669608" calcext:value-type="float">
            <text:p>0.002173699669608</text:p>
          </table:table-cell>
          <table:table-cell table:style-name="ce2" office:value-type="float" office:value="0.0145176121138757" calcext:value-type="float">
            <text:p>0.014517612113876</text:p>
          </table:table-cell>
          <table:table-cell table:style-name="ce2" office:value-type="float" office:value="0.015476882472473" calcext:value-type="float">
            <text:p>0.015476882472473</text:p>
          </table:table-cell>
          <table:table-cell table:style-name="ce2" office:value-type="float" office:value="0.015498963124368" calcext:value-type="float">
            <text:p>0.015498963124368</text:p>
          </table:table-cell>
          <table:table-cell table:style-name="ce2" office:value-type="float" office:value="0.012919882630542" calcext:value-type="float">
            <text:p>0.0129198826305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Foglio1.J45" table:end-x="62.84pt" table:end-y="11.96pt" draw:z-index="1" draw:name="Chart 2" draw:style-name="gr1" draw:text-style-name="P1" svg:width="449.97pt" svg:height="278.22pt" svg:x="33.76pt" svg:y="1.5pt">
              <draw:object draw:notify-on-update-of-ranges="Foglio1.A25:Foglio1.E25 Foglio1.A26:Foglio1.E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Foglio1.K64" table:end-x="25.68pt" table:end-y="15.7pt" draw:z-index="2" draw:name="Chart 3" draw:style-name="gr1" draw:text-style-name="P1" svg:width="449.97pt" svg:height="278.22pt" svg:x="66.76pt" svg:y="5.24pt">
              <draw:object draw:notify-on-update-of-ranges="Foglio1.A49:Foglio1.A52 Foglio1.B49:Foglio1.B5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seq</text:p>
          </table:table-cell>
          <table:table-cell table:style-name="ce2" office:value-type="float" office:value="0.002173699669608" calcext:value-type="float">
            <text:p>0.00217369966960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4 threads</text:p>
          </table:table-cell>
          <table:table-cell table:style-name="ce4" office:value-type="float" office:value="0.00652270466568633" calcext:value-type="float">
            <text:p>0.00652270466568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8 threads</text:p>
          </table:table-cell>
          <table:table-cell table:style-name="ce2" office:value-type="float" office:value="0.00459305809798167" calcext:value-type="float">
            <text:p>0.00459305809798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16 threads</text:p>
          </table:table-cell>
          <table:table-cell table:style-name="ce2" office:value-type="float" office:value="0.006312400460784" calcext:value-type="float">
            <text:p>0.006312400460784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Foglio1.I84" table:end-x="68.09pt" table:end-y="3.74pt" draw:z-index="4" draw:name="Chart 5" draw:style-name="gr1" draw:text-style-name="P1" svg:width="449.97pt" svg:height="278.22pt" svg:x="39pt" svg:y="9.01pt">
              <draw:object draw:notify-on-update-of-ranges="Foglio1.A67:Foglio1.A75 Foglio1.B67:Foglio1.B7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h 16</text:p>
          </table:table-cell>
          <table:table-cell table:style-name="ce2" office:value-type="float" office:value="0.00372919261960784" calcext:value-type="float">
            <text:p>0.00372919261960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h 32</text:p>
          </table:table-cell>
          <table:table-cell table:style-name="ce2" office:value-type="float" office:value="0.00307161600392157" calcext:value-type="float">
            <text:p>0.003071616003922</text:p>
          </table:table-cell>
          <table:table-cell>
            <draw:frame table:end-cell-address="Foglio1.I84" table:end-x="68.09pt" table:end-y="11.99pt" draw:z-index="3" draw:name="Chart 4" draw:style-name="gr1" draw:text-style-name="P1" svg:width="449.97pt" svg:height="254.98pt" svg:x="39pt" svg:y="9.01pt">
              <draw:object draw:notify-on-update-of-ranges="Foglio1.A67:Foglio1.A75 Foglio1.B67:Foglio1.B7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ch 64</text:p>
          </table:table-cell>
          <table:table-cell table:style-name="ce2" office:value-type="float" office:value="0.00395442765392157" calcext:value-type="float">
            <text:p>0.00395442765392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h 128</text:p>
          </table:table-cell>
          <table:table-cell table:style-name="ce2" office:value-type="float" office:value="0.00268420134705882" calcext:value-type="float">
            <text:p>0.002684201347059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h 256</text:p>
          </table:table-cell>
          <table:table-cell table:style-name="ce2" office:value-type="float" office:value="0.00300313508333333" calcext:value-type="float">
            <text:p>0.00300313508333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h 512</text:p>
          </table:table-cell>
          <table:table-cell table:style-name="ce2" office:value-type="float" office:value="0.00288144553921569" calcext:value-type="float">
            <text:p>0.00288144553921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h 1024</text:p>
          </table:table-cell>
          <table:table-cell table:style-name="ce2" office:value-type="float" office:value="0.00218449979313726" calcext:value-type="float">
            <text:p>0.002184499793137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h 2048</text:p>
          </table:table-cell>
          <table:table-cell table:style-name="ce2" office:value-type="float" office:value="0.00275167457198825" calcext:value-type="float">
            <text:p>0.002751674571988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h 4096</text:p>
          </table:table-cell>
          <table:table-cell table:style-name="ce2" office:value-type="float" office:value="0.00223651250294118" calcext:value-type="float">
            <text:p>0.002236512502941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style-name="ce3"/>
          <table:table-cell table:style-name="ce5" office:value-type="string" calcext:value-type="string">
            <text:p>Variance</text:p>
          </table:table-cell>
          <table:table-cell table:style-name="ce5" office:value-type="string" calcext:value-type="string">
            <text:p>Standard Deviation</text:p>
          </table:table-cell>
          <table:table-cell table:style-name="ce5" office:value-type="string" calcext:value-type="string">
            <text:p>Averag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 16</text:p>
          </table:table-cell>
          <table:table-cell table:style-name="ce6" office:value-type="float" office:value="0.00000189861282845439" calcext:value-type="float">
            <text:p>1.90E-06</text:p>
          </table:table-cell>
          <table:table-cell table:style-name="ce2" office:value-type="float" office:value="0.00137790160332819" calcext:value-type="float">
            <text:p>0.001377901603328</text:p>
          </table:table-cell>
          <table:table-cell table:style-name="ce2" office:value-type="float" office:value="0.00372919261960784" calcext:value-type="float">
            <text:p>0.003729192619608</text:p>
          </table:table-cell>
          <table:table-cell/>
          <table:table-cell>
            <draw:frame table:end-cell-address="Foglio1.L106" table:end-x="68.06pt" table:end-y="8.99pt" draw:z-index="5" draw:name="Chart 6" draw:style-name="gr1" draw:text-style-name="P1" svg:width="449.97pt" svg:height="278.22pt" svg:x="39pt" svg:y="14.26pt">
              <draw:object draw:notify-on-update-of-ranges="Foglio1.A88:Foglio1.A96 Foglio1.B87:Foglio1.B87 Foglio1.B88:Foglio1.B96 Foglio1.C87:Foglio1.C87 Foglio1.C88:Foglio1.C96 Foglio1.D87:Foglio1.D87 Foglio1.D88:Foglio1.D9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h 32</text:p>
          </table:table-cell>
          <table:table-cell table:style-name="ce6" office:value-type="float" office:value="0.00000306669044391702" calcext:value-type="float">
            <text:p>3.07E-06</text:p>
          </table:table-cell>
          <table:table-cell table:style-name="ce2" office:value-type="float" office:value="0.00175119686041205" calcext:value-type="float">
            <text:p>0.001751196860412</text:p>
          </table:table-cell>
          <table:table-cell table:style-name="ce2" office:value-type="float" office:value="0.00307161600392157" calcext:value-type="float">
            <text:p>0.0030716160039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 64</text:p>
          </table:table-cell>
          <table:table-cell table:style-name="ce6" office:value-type="float" office:value="0.00000235395789336102" calcext:value-type="float">
            <text:p>2.35E-06</text:p>
          </table:table-cell>
          <table:table-cell table:style-name="ce2" office:value-type="float" office:value="0.00153426135106149" calcext:value-type="float">
            <text:p>0.001534261351061</text:p>
          </table:table-cell>
          <table:table-cell table:style-name="ce2" office:value-type="float" office:value="0.00395442765392157" calcext:value-type="float">
            <text:p>0.0039544276539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 128</text:p>
          </table:table-cell>
          <table:table-cell table:style-name="ce6" office:value-type="float" office:value="0.00000384723989211489" calcext:value-type="float">
            <text:p>3.85E-06</text:p>
          </table:table-cell>
          <table:table-cell table:style-name="ce2" office:value-type="float" office:value="0.00196143822031562" calcext:value-type="float">
            <text:p>0.001961438220316</text:p>
          </table:table-cell>
          <table:table-cell table:style-name="ce2" office:value-type="float" office:value="0.00268420134705882" calcext:value-type="float">
            <text:p>0.0026842013470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 256</text:p>
          </table:table-cell>
          <table:table-cell table:style-name="ce6" office:value-type="float" office:value="0.00000128583487539049" calcext:value-type="float">
            <text:p>1.29E-06</text:p>
          </table:table-cell>
          <table:table-cell table:style-name="ce2" office:value-type="float" office:value="0.00113394659282988" calcext:value-type="float">
            <text:p>0.00113394659283</text:p>
          </table:table-cell>
          <table:table-cell table:style-name="ce2" office:value-type="float" office:value="0.00300313508333333" calcext:value-type="float">
            <text:p>0.0030031350833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 512</text:p>
          </table:table-cell>
          <table:table-cell table:style-name="ce6" office:value-type="float" office:value="0.000000629501854743476" calcext:value-type="float">
            <text:p>6.30E-07</text:p>
          </table:table-cell>
          <table:table-cell table:style-name="ce2" office:value-type="float" office:value="0.00079341152924789" calcext:value-type="float">
            <text:p>0.000793411529248</text:p>
          </table:table-cell>
          <table:table-cell table:style-name="ce2" office:value-type="float" office:value="0.00288144553921569" calcext:value-type="float">
            <text:p>0.0028814455392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 1024</text:p>
          </table:table-cell>
          <table:table-cell table:style-name="ce6" office:value-type="float" office:value="0.000000985050851901974" calcext:value-type="float">
            <text:p>9.85E-07</text:p>
          </table:table-cell>
          <table:table-cell table:style-name="ce2" office:value-type="float" office:value="0.000992497280551425" calcext:value-type="float">
            <text:p>0.000992497280551</text:p>
          </table:table-cell>
          <table:table-cell table:style-name="ce2" office:value-type="float" office:value="0.00218449979313726" calcext:value-type="float">
            <text:p>0.0021844997931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 2048</text:p>
          </table:table-cell>
          <table:table-cell table:style-name="ce6" office:value-type="float" office:value="0.00000101537430260587" calcext:value-type="float">
            <text:p>1.02E-06</text:p>
          </table:table-cell>
          <table:table-cell table:style-name="ce2" office:value-type="float" office:value="0.00100765783012185" calcext:value-type="float">
            <text:p>0.001007657830122</text:p>
          </table:table-cell>
          <table:table-cell table:style-name="ce2" office:value-type="float" office:value="0.00275167457198825" calcext:value-type="float">
            <text:p>0.00275167457198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 4096</text:p>
          </table:table-cell>
          <table:table-cell table:style-name="ce6" office:value-type="float" office:value="0.00000106700386622009" calcext:value-type="float">
            <text:p>1.07E-06</text:p>
          </table:table-cell>
          <table:table-cell table:style-name="ce2" office:value-type="float" office:value="0.00103295879212101" calcext:value-type="float">
            <text:p>0.001032958792121</text:p>
          </table:table-cell>
          <table:table-cell table:style-name="ce2" office:value-type="float" office:value="0.00223651250294118" calcext:value-type="float">
            <text:p>0.002236512502941</text:p>
          </table:table-cell>
          <table:table-cell table:number-columns-repeated="102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9" meta:object-count="6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7.595cm" svg:height="9.816cm" xlink:href=".." xlink:type="simple" chart:class="chart:bar" chart:style-name="ch1">
        <chart:legend chart:legend-position="end" svg:x="14.353cm" svg:y="3.115cm" style:legend-expansion="high" chart:style-name="ch2"/>
        <chart:plot-area chart:style-name="ch3" table:cell-range-address="Foglio1.A2:Foglio1.G3" chart:data-source-has-labels="row" svg:x="0.351cm" svg:y="0.196cm" svg:width="13.651cm" svg:height="9.424cm">
          <chartooo:coordinate-region svg:x="1.449cm" svg:y="0.196cm" svg:width="12.553cm" svg:height="7.085cm"/>
          <chart:axis chart:dimension="x" chart:name="primary-x" chart:style-name="ch4" chartooo:axis-type="text">
            <chart:categories table:cell-range-address="Foglio1.A2:Foglio1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A3:Foglio1.G3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Foglio1.A2:Foglio1.G2</svg:desc>
                </draw:g>
              </table:table-cell>
              <table:table-cell office:value-type="string">
                <text:p>ch 1</text:p>
              </table:table-cell>
              <table:table-cell office:value-type="string">
                <text:p>ch 4</text:p>
              </table:table-cell>
              <table:table-cell office:value-type="string">
                <text:p>ch 8</text:p>
              </table:table-cell>
              <table:table-cell office:value-type="string">
                <text:p>ch part/nthreads</text:p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002173699669608">
                <text:p>0.002173699669608</text:p>
                <draw:g>
                  <svg:desc>Foglio1.A3:Foglio1.G3</svg:desc>
                </draw:g>
              </table:table-cell>
              <table:table-cell office:value-type="float" office:value="0.00652270466568633">
                <text:p>0.00652270466568633</text:p>
              </table:table-cell>
              <table:table-cell office:value-type="float" office:value="0.006955276685294">
                <text:p>0.006955276685294</text:p>
              </table:table-cell>
              <table:table-cell office:value-type="float" office:value="0.00931296314616167">
                <text:p>0.00931296314616167</text:p>
              </table:table-cell>
              <table:table-cell office:value-type="float" office:value="0.009591486344156">
                <text:p>0.009591486344156</text:p>
              </table:table-cell>
              <table:table-cell office:value-type="float" office:value="0.009721181209702">
                <text:p>0.009721181209702</text:p>
              </table:table-cell>
              <table:table-cell office:value-type="float" office:value="0.00991766470152">
                <text:p>0.00991766470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633cm" svg:y="3.613cm" style:legend-expansion="high" chart:style-name="ch2"/>
        <chart:plot-area chart:style-name="ch3" table:cell-range-address="Foglio1.A25:Foglio1.E26" chart:data-source-has-labels="row" svg:x="0.317cm" svg:y="0.196cm" svg:width="11.999cm" svg:height="9.424cm">
          <chartooo:coordinate-region svg:x="1.265cm" svg:y="0.396cm" svg:width="11.051cm" svg:height="8.727cm"/>
          <chart:axis chart:dimension="x" chart:name="primary-x" chart:style-name="ch4" chartooo:axis-type="text">
            <chart:categories table:cell-range-address="Foglio1.A25:Foglio1.E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A26:Foglio1.E26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Foglio1.A25:Foglio1.E25</svg:desc>
                </draw:g>
              </table:table-cell>
              <table:table-cell office:value-type="string">
                <text:p>ch 1 </text:p>
              </table:table-cell>
              <table:table-cell office:value-type="string">
                <text:p>ch part/nthreads</text:p>
              </table:table-cell>
              <table:table-cell office:value-type="string">
                <text:p>dynamic</text:p>
              </table:table-cell>
              <table:table-cell office:value-type="string">
                <text:p>guided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02173699669608">
                <text:p>0.002173699669608</text:p>
                <draw:g>
                  <svg:desc>Foglio1.A26:Foglio1.E26</svg:desc>
                </draw:g>
              </table:table-cell>
              <table:table-cell office:value-type="float" office:value="0.0145176121138757">
                <text:p>0.0145176121138757</text:p>
              </table:table-cell>
              <table:table-cell office:value-type="float" office:value="0.015476882472473">
                <text:p>0.015476882472473</text:p>
              </table:table-cell>
              <table:table-cell office:value-type="float" office:value="0.015498963124368">
                <text:p>0.015498963124368</text:p>
              </table:table-cell>
              <table:table-cell office:value-type="float" office:value="0.012919882630542">
                <text:p>0.0129198826305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06cm" svg:y="3.862cm" style:legend-expansion="high" chart:style-name="ch2"/>
        <chart:plot-area chart:style-name="ch3" table:cell-range-address="Foglio1.A49:Foglio1.B52" chart:data-source-has-labels="column" svg:x="0.317cm" svg:y="0.196cm" svg:width="12.872cm" svg:height="9.424cm">
          <chartooo:coordinate-region svg:x="1.265cm" svg:y="0.395cm" svg:width="11.924cm" svg:height="8.728cm"/>
          <chart:axis chart:dimension="x" chart:name="primary-x" chart:style-name="ch4" chartooo:axis-type="text">
            <chart:categories table:cell-range-address="Foglio1.A49:Foglio1.A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49:Foglio1.B52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eq</text:p>
                <draw:g>
                  <svg:desc>Foglio1.A49:Foglio1.A52</svg:desc>
                </draw:g>
              </table:table-cell>
              <table:table-cell office:value-type="float" office:value="0.002173699669608">
                <text:p>0.002173699669608</text:p>
                <draw:g>
                  <svg:desc>Foglio1.B49:Foglio1.B52</svg:desc>
                </draw:g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0652270466568633">
                <text:p>0.00652270466568633</text:p>
              </table:table-cell>
            </table:table-row>
            <table:table-row>
              <table:table-cell office:value-type="string">
                <text:p>8 threads</text:p>
              </table:table-cell>
              <table:table-cell office:value-type="float" office:value="0.00459305809798167">
                <text:p>0.00459305809798167</text:p>
              </table:table-cell>
            </table:table-row>
            <table:table-row>
              <table:table-cell office:value-type="string">
                <text:p>16 threads</text:p>
              </table:table-cell>
              <table:table-cell office:value-type="float" office:value="0.006312400460784">
                <text:p>0.0063124004607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071cm" chart:symbol-height="0.071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8.996cm" xlink:href=".." xlink:type="simple" chart:class="chart:line" chart:style-name="ch1">
        <chart:legend chart:legend-position="end" svg:x="13.023cm" svg:y="4.199cm" style:legend-expansion="high" chart:style-name="ch2"/>
        <chart:plot-area chart:style-name="ch3" table:cell-range-address="Foglio1.A67:Foglio1.B75" chart:data-source-has-labels="column" svg:x="0.317cm" svg:y="0.179cm" svg:width="12.389cm" svg:height="8.638cm">
          <chartooo:coordinate-region svg:x="1.6cm" svg:y="0.379cm" svg:width="10.496cm" svg:height="7.941cm"/>
          <chart:axis chart:dimension="x" chart:name="primary-x" chart:style-name="ch4" chartooo:axis-type="text">
            <chart:categories table:cell-range-address="Foglio1.A67:Foglio1.A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67:Foglio1.B75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h 16</text:p>
                <draw:g>
                  <svg:desc>Foglio1.A67:Foglio1.A75</svg:desc>
                </draw:g>
              </table:table-cell>
              <table:table-cell office:value-type="float" office:value="0.00372919261960784">
                <text:p>0.00372919261960784</text:p>
                <draw:g>
                  <svg:desc>Foglio1.B67:Foglio1.B75</svg:desc>
                </draw:g>
              </table:table-cell>
            </table:table-row>
            <table:table-row>
              <table:table-cell office:value-type="string">
                <text:p>ch 32</text:p>
              </table:table-cell>
              <table:table-cell office:value-type="float" office:value="0.00307161600392157">
                <text:p>0.00307161600392157</text:p>
              </table:table-cell>
            </table:table-row>
            <table:table-row>
              <table:table-cell office:value-type="string">
                <text:p>ch 64</text:p>
              </table:table-cell>
              <table:table-cell office:value-type="float" office:value="0.00395442765392157">
                <text:p>0.00395442765392157</text:p>
              </table:table-cell>
            </table:table-row>
            <table:table-row>
              <table:table-cell office:value-type="string">
                <text:p>ch 128</text:p>
              </table:table-cell>
              <table:table-cell office:value-type="float" office:value="0.00268420134705882">
                <text:p>0.00268420134705882</text:p>
              </table:table-cell>
            </table:table-row>
            <table:table-row>
              <table:table-cell office:value-type="string">
                <text:p>ch 256</text:p>
              </table:table-cell>
              <table:table-cell office:value-type="float" office:value="0.00300313508333333">
                <text:p>0.00300313508333333</text:p>
              </table:table-cell>
            </table:table-row>
            <table:table-row>
              <table:table-cell office:value-type="string">
                <text:p>ch 512</text:p>
              </table:table-cell>
              <table:table-cell office:value-type="float" office:value="0.00288144553921569">
                <text:p>0.00288144553921569</text:p>
              </table:table-cell>
            </table:table-row>
            <table:table-row>
              <table:table-cell office:value-type="string">
                <text:p>ch 1024</text:p>
              </table:table-cell>
              <table:table-cell office:value-type="float" office:value="0.00218449979313726">
                <text:p>0.00218449979313726</text:p>
              </table:table-cell>
            </table:table-row>
            <table:table-row>
              <table:table-cell office:value-type="string">
                <text:p>ch 2048</text:p>
              </table:table-cell>
              <table:table-cell office:value-type="float" office:value="0.00275167457198825">
                <text:p>0.00275167457198825</text:p>
              </table:table-cell>
            </table:table-row>
            <table:table-row>
              <table:table-cell office:value-type="string">
                <text:p>ch 4096</text:p>
              </table:table-cell>
              <table:table-cell office:value-type="float" office:value="0.00223651250294118">
                <text:p>0.002236512502941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609cm" style:legend-expansion="high" chart:style-name="ch2"/>
        <chart:plot-area chart:style-name="ch3" table:cell-range-address="Foglio1.A67:Foglio1.B75" chart:data-source-has-labels="column" svg:x="0.317cm" svg:y="0.196cm" svg:width="12.389cm" svg:height="9.424cm">
          <chartooo:coordinate-region svg:x="1.45cm" svg:y="0.396cm" svg:width="10.646cm" svg:height="8.727cm"/>
          <chart:axis chart:dimension="x" chart:name="primary-x" chart:style-name="ch4" chartooo:axis-type="text">
            <chart:categories table:cell-range-address="Foglio1.A67:Foglio1.A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67:Foglio1.B75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h 16</text:p>
                <draw:g>
                  <svg:desc>Foglio1.A67:Foglio1.A75</svg:desc>
                </draw:g>
              </table:table-cell>
              <table:table-cell office:value-type="float" office:value="0.00372919261960784">
                <text:p>0.00372919261960784</text:p>
                <draw:g>
                  <svg:desc>Foglio1.B67:Foglio1.B75</svg:desc>
                </draw:g>
              </table:table-cell>
            </table:table-row>
            <table:table-row>
              <table:table-cell office:value-type="string">
                <text:p>ch 32</text:p>
              </table:table-cell>
              <table:table-cell office:value-type="float" office:value="0.00307161600392157">
                <text:p>0.00307161600392157</text:p>
              </table:table-cell>
            </table:table-row>
            <table:table-row>
              <table:table-cell office:value-type="string">
                <text:p>ch 64</text:p>
              </table:table-cell>
              <table:table-cell office:value-type="float" office:value="0.00395442765392157">
                <text:p>0.00395442765392157</text:p>
              </table:table-cell>
            </table:table-row>
            <table:table-row>
              <table:table-cell office:value-type="string">
                <text:p>ch 128</text:p>
              </table:table-cell>
              <table:table-cell office:value-type="float" office:value="0.00268420134705882">
                <text:p>0.00268420134705882</text:p>
              </table:table-cell>
            </table:table-row>
            <table:table-row>
              <table:table-cell office:value-type="string">
                <text:p>ch 256</text:p>
              </table:table-cell>
              <table:table-cell office:value-type="float" office:value="0.00300313508333333">
                <text:p>0.00300313508333333</text:p>
              </table:table-cell>
            </table:table-row>
            <table:table-row>
              <table:table-cell office:value-type="string">
                <text:p>ch 512</text:p>
              </table:table-cell>
              <table:table-cell office:value-type="float" office:value="0.00288144553921569">
                <text:p>0.00288144553921569</text:p>
              </table:table-cell>
            </table:table-row>
            <table:table-row>
              <table:table-cell office:value-type="string">
                <text:p>ch 1024</text:p>
              </table:table-cell>
              <table:table-cell office:value-type="float" office:value="0.00218449979313726">
                <text:p>0.00218449979313726</text:p>
              </table:table-cell>
            </table:table-row>
            <table:table-row>
              <table:table-cell office:value-type="string">
                <text:p>ch 2048</text:p>
              </table:table-cell>
              <table:table-cell office:value-type="float" office:value="0.00275167457198825">
                <text:p>0.00275167457198825</text:p>
              </table:table-cell>
            </table:table-row>
            <table:table-row>
              <table:table-cell office:value-type="string">
                <text:p>ch 4096</text:p>
              </table:table-cell>
              <table:table-cell office:value-type="float" office:value="0.00223651250294118">
                <text:p>0.00223651250294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621cm" svg:y="4.111cm" style:legend-expansion="high" chart:style-name="ch2"/>
        <chart:plot-area chart:style-name="ch3" table:cell-range-address="Foglio1.A87:Foglio1.D96" chart:data-source-has-labels="both" svg:x="0.317cm" svg:y="0.196cm" svg:width="10.987cm" svg:height="9.424cm">
          <chartooo:coordinate-region svg:x="1.6cm" svg:y="0.196cm" svg:width="9.563cm" svg:height="7.946cm"/>
          <chart:axis chart:dimension="x" chart:name="primary-x" chart:style-name="ch4" chartooo:axis-type="text">
            <chart:categories table:cell-range-address="Foglio1.A88:Foglio1.A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88:Foglio1.B96" chart:label-cell-address="Foglio1.B87:Foglio1.B87" chart:class="chart:line">
            <chart:data-point chart:repeated="9"/>
          </chart:series>
          <chart:series chart:style-name="ch8" chart:values-cell-range-address="Foglio1.C88:Foglio1.C96" chart:label-cell-address="Foglio1.C87:Foglio1.C87" chart:class="chart:line">
            <chart:data-point chart:repeated="9"/>
          </chart:series>
          <chart:series chart:style-name="ch9" chart:values-cell-range-address="Foglio1.D88:Foglio1.D96" chart:label-cell-address="Foglio1.D87:Foglio1.D87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iance</text:p>
                <draw:g>
                  <svg:desc>Foglio1.B87:Foglio1.B87</svg:desc>
                </draw:g>
              </table:table-cell>
              <table:table-cell office:value-type="string">
                <text:p>Standard Deviation</text:p>
                <draw:g>
                  <svg:desc>Foglio1.C87:Foglio1.C87</svg:desc>
                </draw:g>
              </table:table-cell>
              <table:table-cell office:value-type="string">
                <text:p>Average</text:p>
                <draw:g>
                  <svg:desc>Foglio1.D87:Foglio1.D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 16</text:p>
                <draw:g>
                  <svg:desc>Foglio1.A88:Foglio1.A96</svg:desc>
                </draw:g>
              </table:table-cell>
              <table:table-cell office:value-type="float" office:value="0.00000189861282845439">
                <text:p>0.00000189861282845439</text:p>
                <draw:g>
                  <svg:desc>Foglio1.B88:Foglio1.B96</svg:desc>
                </draw:g>
              </table:table-cell>
              <table:table-cell office:value-type="float" office:value="0.00137790160332819">
                <text:p>0.00137790160332819</text:p>
                <draw:g>
                  <svg:desc>Foglio1.C88:Foglio1.C96</svg:desc>
                </draw:g>
              </table:table-cell>
              <table:table-cell office:value-type="float" office:value="0.00372919261960784">
                <text:p>0.00372919261960784</text:p>
                <draw:g>
                  <svg:desc>Foglio1.D88:Foglio1.D96</svg:desc>
                </draw:g>
              </table:table-cell>
            </table:table-row>
            <table:table-row>
              <table:table-cell office:value-type="string">
                <text:p>Ch 32</text:p>
              </table:table-cell>
              <table:table-cell office:value-type="float" office:value="0.00000306669044391702">
                <text:p>0.00000306669044391702</text:p>
              </table:table-cell>
              <table:table-cell office:value-type="float" office:value="0.00175119686041205">
                <text:p>0.00175119686041205</text:p>
              </table:table-cell>
              <table:table-cell office:value-type="float" office:value="0.00307161600392157">
                <text:p>0.00307161600392157</text:p>
              </table:table-cell>
            </table:table-row>
            <table:table-row>
              <table:table-cell office:value-type="string">
                <text:p>Ch 64</text:p>
              </table:table-cell>
              <table:table-cell office:value-type="float" office:value="0.00000235395789336102">
                <text:p>0.00000235395789336102</text:p>
              </table:table-cell>
              <table:table-cell office:value-type="float" office:value="0.00153426135106149">
                <text:p>0.00153426135106149</text:p>
              </table:table-cell>
              <table:table-cell office:value-type="float" office:value="0.00395442765392157">
                <text:p>0.00395442765392157</text:p>
              </table:table-cell>
            </table:table-row>
            <table:table-row>
              <table:table-cell office:value-type="string">
                <text:p>Ch 128</text:p>
              </table:table-cell>
              <table:table-cell office:value-type="float" office:value="0.00000384723989211489">
                <text:p>0.00000384723989211489</text:p>
              </table:table-cell>
              <table:table-cell office:value-type="float" office:value="0.00196143822031562">
                <text:p>0.00196143822031562</text:p>
              </table:table-cell>
              <table:table-cell office:value-type="float" office:value="0.00268420134705882">
                <text:p>0.00268420134705882</text:p>
              </table:table-cell>
            </table:table-row>
            <table:table-row>
              <table:table-cell office:value-type="string">
                <text:p>Ch 256</text:p>
              </table:table-cell>
              <table:table-cell office:value-type="float" office:value="0.00000128583487539049">
                <text:p>0.00000128583487539049</text:p>
              </table:table-cell>
              <table:table-cell office:value-type="float" office:value="0.00113394659282988">
                <text:p>0.00113394659282988</text:p>
              </table:table-cell>
              <table:table-cell office:value-type="float" office:value="0.00300313508333333">
                <text:p>0.00300313508333333</text:p>
              </table:table-cell>
            </table:table-row>
            <table:table-row>
              <table:table-cell office:value-type="string">
                <text:p>Ch 512</text:p>
              </table:table-cell>
              <table:table-cell office:value-type="float" office:value="0.000000629501854743476">
                <text:p>0.000000629501854743476</text:p>
              </table:table-cell>
              <table:table-cell office:value-type="float" office:value="0.00079341152924789">
                <text:p>0.00079341152924789</text:p>
              </table:table-cell>
              <table:table-cell office:value-type="float" office:value="0.00288144553921569">
                <text:p>0.00288144553921569</text:p>
              </table:table-cell>
            </table:table-row>
            <table:table-row>
              <table:table-cell office:value-type="string">
                <text:p>Ch 1024</text:p>
              </table:table-cell>
              <table:table-cell office:value-type="float" office:value="0.000000985050851901974">
                <text:p>0.000000985050851901974</text:p>
              </table:table-cell>
              <table:table-cell office:value-type="float" office:value="0.000992497280551425">
                <text:p>0.000992497280551425</text:p>
              </table:table-cell>
              <table:table-cell office:value-type="float" office:value="0.00218449979313726">
                <text:p>0.00218449979313726</text:p>
              </table:table-cell>
            </table:table-row>
            <table:table-row>
              <table:table-cell office:value-type="string">
                <text:p>Ch 2048</text:p>
              </table:table-cell>
              <table:table-cell office:value-type="float" office:value="0.00000101537430260587">
                <text:p>0.00000101537430260587</text:p>
              </table:table-cell>
              <table:table-cell office:value-type="float" office:value="0.00100765783012185">
                <text:p>0.00100765783012185</text:p>
              </table:table-cell>
              <table:table-cell office:value-type="float" office:value="0.00275167457198825">
                <text:p>0.00275167457198825</text:p>
              </table:table-cell>
            </table:table-row>
            <table:table-row>
              <table:table-cell office:value-type="string">
                <text:p>Ch 4096</text:p>
              </table:table-cell>
              <table:table-cell office:value-type="float" office:value="0.00000106700386622009">
                <text:p>0.00000106700386622009</text:p>
              </table:table-cell>
              <table:table-cell office:value-type="float" office:value="0.00103295879212101">
                <text:p>0.00103295879212101</text:p>
              </table:table-cell>
              <table:table-cell office:value-type="float" office:value="0.00223651250294118">
                <text:p>0.002236512502941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